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13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4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7" table:number-columns-repeated="1008" table:default-cell-style-name="ce14"/>
        <table:table-row table:style-name="ro1">
          <table:table-cell table:style-name="ce7" office:value-type="string" table:number-columns-spanned="1" table:number-rows-spanned="2">
            <text:p>Interface</text:p>
          </table:table-cell>
          <table:table-cell table:style-name="ce13" office:value-type="string" table:number-columns-spanned="1" table:number-rows-spanned="2">
            <text:p>Method</text:p>
          </table:table-cell>
          <table:table-cell table:style-name="ce16" office:value-type="string" table:number-columns-spanned="2" table:number-rows-spanned="1">
            <text:p>init</text:p>
          </table:table-cell>
          <table:covered-table-cell table:style-name="ce21"/>
          <table:table-cell table:style-name="ce16" office:value-type="string" table:number-columns-spanned="2" table:number-rows-spanned="1">
            <text:p>joining</text:p>
          </table:table-cell>
          <table:covered-table-cell table:style-name="ce21"/>
          <table:table-cell table:style-name="ce16" office:value-type="string" table:number-columns-spanned="2" table:number-rows-spanned="1">
            <text:p>joined</text:p>
          </table:table-cell>
          <table:covered-table-cell table:style-name="ce21"/>
          <table:table-cell table:style-name="ce16" office:value-type="string" table:number-columns-spanned="2" table:number-rows-spanned="1">
            <text:p>lving</text:p>
          </table:table-cell>
          <table:covered-table-cell table:style-name="ce21"/>
          <table:table-cell table:style-name="ce16" office:value-type="string" table:number-columns-spanned="2" table:number-rows-spanned="1">
            <text:p>clsed</text:p>
          </table:table-cell>
          <table:covered-table-cell table:style-name="ce21"/>
          <table:table-cell table:style-name="ce16" office:value-type="string" table:number-columns-spanned="2" table:number-rows-spanned="1">
            <text:p>dscned</text:p>
          </table:table-cell>
          <table:covered-table-cell table:style-name="ce21"/>
          <table:table-cell table:number-columns-repeated="1008"/>
        </table:table-row>
        <table:table-row table:style-name="ro1">
          <table:covered-table-cell table:style-name="ce7"/>
          <table:covered-table-cell table:style-name="ce13"/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seshJoined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joinSesh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9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lvSesh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Dsc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eg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lvChnl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6]=&quot;Should Not Happen&quot;;[.E16]=&quot;Not Allowed&quot;); &quot;Illegal&quot;; IF([.E16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AudSeshAdptrIntf</text:p>
          </table:table-cell>
          <table:table-cell table:style-name="ce11" office:value-type="string">
            <text:p>chnlCmdRcv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ViewIntf</text:p>
          </table:table-cell>
          <table:table-cell table:style-name="ce8" office:value-type="string">
            <text:p>joinSesh</text:p>
          </table:table-cell>
          <table:table-cell table:style-name="ce20" table:content-validation-name="val1" office:value-type="string">
            <text:p>Allowed</text:p>
          </table:table-cell>
          <table:table-cell table:style-name="ce19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ViewIntf</text:p>
          </table:table-cell>
          <table:table-cell table:style-name="ce9" office:value-type="string">
            <text:p>lvSesh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join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rjct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ChnlIntf</text:p>
          </table:table-cell>
          <table:table-cell table:style-name="ce9" office:value-type="string">
            <text:p>lv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23"/>
        </table:table-column-group>
        <table:table-column table:style-name="co9" table:default-cell-style-name="ce27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20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8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7" table:formula="of:=[$sesh.$A$1]" office:value-type="string" office:string-value="Interface" table:number-columns-spanned="1" table:number-rows-spanned="2">
            <text:p>Interface</text:p>
          </table:table-cell>
          <table:table-cell table:style-name="ce13" table:formula="of:=[$sesh.$B$1]" office:value-type="string" office:string-value="Method" table:number-columns-spanned="1" table:number-rows-spanned="2">
            <text:p>Method</text:p>
          </table:table-cell>
          <table:table-cell table:style-name="ce16" table:formula="of:=[$sesh.$C$1]" office:value-type="string" office:string-value="init" table:number-columns-spanned="2" table:number-rows-spanned="1">
            <text:p>init</text:p>
          </table:table-cell>
          <table:covered-table-cell table:style-name="ce21"/>
          <table:table-cell table:style-name="ce16" table:formula="of:=[$sesh.$E$1]" office:value-type="string" office:string-value="joining" table:number-columns-spanned="2" table:number-rows-spanned="1">
            <text:p>joining</text:p>
          </table:table-cell>
          <table:covered-table-cell table:style-name="ce21"/>
          <table:table-cell table:style-name="ce16" table:formula="of:=[$sesh.$G$1]" office:value-type="string" office:string-value="joined" table:number-columns-spanned="2" table:number-rows-spanned="1">
            <text:p>joined</text:p>
          </table:table-cell>
          <table:covered-table-cell table:style-name="ce21"/>
          <table:table-cell table:style-name="ce16" table:formula="of:=[$sesh.$I$1]" office:value-type="string" office:string-value="lving" table:number-columns-spanned="2" table:number-rows-spanned="1">
            <text:p>lving</text:p>
          </table:table-cell>
          <table:covered-table-cell table:style-name="ce21"/>
          <table:table-cell table:style-name="ce16" table:formula="of:=[$sesh.$K$1]" office:value-type="string" office:string-value="clsed" table:number-columns-spanned="2" table:number-rows-spanned="1">
            <text:p>clsed</text:p>
          </table:table-cell>
          <table:covered-table-cell table:style-name="ce21"/>
          <table:table-cell table:style-name="ce16" table:formula="of:=[$sesh.$M$1]" office:value-type="string" office:string-value="dscned" table:number-columns-spanned="2" table:number-rows-spanned="1">
            <text:p>dscned</text:p>
          </table:table-cell>
          <table:covered-table-cell table:style-name="ce21"/>
          <table:table-cell table:style-name="ce16" table:formula="of:=#REF!" office:value-type="float" office:value="0" table:number-columns-spanned="2" table:number-rows-spanned="1">
            <text:p>#REF!</text:p>
          </table:table-cell>
          <table:covered-table-cell table:style-name="ce21"/>
          <table:table-cell table:number-columns-repeated="25"/>
        </table:table-row>
        <table:table-row table:style-name="ro1">
          <table:covered-table-cell table:style-name="ce7"/>
          <table:covered-table-cell table:style-name="ce13"/>
          <table:table-cell table:style-name="ce17" table:formula="of:=[$sesh.$C$2]" office:value-type="string" office:string-value="leggality">
            <text:p>leggality</text:p>
          </table:table-cell>
          <table:table-cell table:style-name="ce17" table:formula="of:=[$sesh.$D$2]" office:value-type="string" office:string-value="excp">
            <text:p>excp</text:p>
          </table:table-cell>
          <table:table-cell table:style-name="ce17" table:formula="of:=[$sesh.$E$2]" office:value-type="string" office:string-value="leggality">
            <text:p>leggality</text:p>
          </table:table-cell>
          <table:table-cell table:style-name="ce17" table:formula="of:=[$sesh.$F$2]" office:value-type="string" office:string-value="excp">
            <text:p>excp</text:p>
          </table:table-cell>
          <table:table-cell table:style-name="ce17" table:formula="of:=[$sesh.$G$2]" office:value-type="string" office:string-value="leggality">
            <text:p>leggality</text:p>
          </table:table-cell>
          <table:table-cell table:style-name="ce17" table:formula="of:=[$sesh.$H$2]" office:value-type="string" office:string-value="excp">
            <text:p>excp</text:p>
          </table:table-cell>
          <table:table-cell table:style-name="ce17" table:formula="of:=[$sesh.$I$2]" office:value-type="string" office:string-value="leggality">
            <text:p>leggality</text:p>
          </table:table-cell>
          <table:table-cell table:style-name="ce17" table:formula="of:=[$sesh.$J$2]" office:value-type="string" office:string-value="excp">
            <text:p>excp</text:p>
          </table:table-cell>
          <table:table-cell table:style-name="ce17" table:formula="of:=[$sesh.$K$2]" office:value-type="string" office:string-value="leggality">
            <text:p>leggality</text:p>
          </table:table-cell>
          <table:table-cell table:style-name="ce17" table:formula="of:=[$sesh.$L$2]" office:value-type="string" office:string-value="excp">
            <text:p>excp</text:p>
          </table:table-cell>
          <table:table-cell table:style-name="ce17" table:formula="of:=[$sesh.$M$2]" office:value-type="string" office:string-value="leggality">
            <text:p>leggality</text:p>
          </table:table-cell>
          <table:table-cell table:style-name="ce17" table:formula="of:=[$sesh.$N$2]" office:value-type="string" office:string-value="excp">
            <text:p>excp</text:p>
          </table:table-cell>
          <table:table-cell table:style-name="ce17" table:formula="of:=#REF!" office:value-type="float" office:value="0">
            <text:p>#REF!</text:p>
          </table:table-cell>
          <table:table-cell table:style-name="ce17" table:formula="of:=#REF!" office:value-type="float" office:value="0">
            <text:p>#REF!</text:p>
          </table:table-cell>
          <table:table-cell table:number-columns-repeated="25"/>
        </table:table-row>
        <table:table-row table:style-name="ro1">
          <table:table-cell table:formula="of:=[$sesh.$A$3]" office:value-type="string" office:string-value="AudSeshAdptrIntf">
            <text:p>AudSeshAdptrIntf</text:p>
          </table:table-cell>
          <table:table-cell table:style-name="ce23" table:formula="of:=[$sesh.$B$3]" office:value-type="string" office:string-value="seshJoined">
            <text:p>seshJoined</text:p>
          </table:table-cell>
          <table:table-cell table:style-name="ce18" table:content-validation-name="val1" table:formula="of:=[$sesh.$C$3]" office:value-type="string" office:string-value="Should Not Happen">
            <text:p>Should Not Happen</text:p>
          </table:table-cell>
          <table:table-cell table:formula="of:=[$sesh.$D$3]" office:value-type="string" office:string-value="Illegal">
            <text:p>Illegal</text:p>
          </table:table-cell>
          <table:table-cell table:style-name="ce18" table:content-validation-name="val1" table:formula="of:=[$sesh.$E$3]" office:value-type="string" office:string-value="Normal">
            <text:p>Normal</text:p>
          </table:table-cell>
          <table:table-cell table:formula="of:=[$sesh.$F$3]">
            <text:p/>
          </table:table-cell>
          <table:table-cell table:style-name="ce20" table:content-validation-name="val1" table:formula="of:=[$sesh.$G$3]" office:value-type="string" office:string-value="Should Not Happen">
            <text:p>Should Not Happen</text:p>
          </table:table-cell>
          <table:table-cell table:formula="of:=[$sesh.$H$3]" office:value-type="string" office:string-value="Illegal">
            <text:p>Illegal</text:p>
          </table:table-cell>
          <table:table-cell table:style-name="ce18" table:content-validation-name="val1" table:formula="of:=[$sesh.$I$3]" office:value-type="string" office:string-value="Should Not Happen">
            <text:p>Should Not Happen</text:p>
          </table:table-cell>
          <table:table-cell table:formula="of:=[$sesh.$J$3]" office:value-type="string" office:string-value="Illegal">
            <text:p>Illegal</text:p>
          </table:table-cell>
          <table:table-cell table:style-name="ce18" table:content-validation-name="val1" table:formula="of:=[$sesh.$K$3]" office:value-type="string" office:string-value="Should Not Happen">
            <text:p>Should Not Happen</text:p>
          </table:table-cell>
          <table:table-cell table:formula="of:=[$sesh.$L$3]" office:value-type="string" office:string-value="Illegal">
            <text:p>Illegal</text:p>
          </table:table-cell>
          <table:table-cell table:style-name="ce18" table:content-validation-name="val1" table:formula="of:=[$sesh.$M$3]" office:value-type="string" office:string-value="Should Not Happen">
            <text:p>Should Not Happen</text:p>
          </table:table-cell>
          <table:table-cell table:formula="of:=[$sesh.$N$3]" office:value-type="string" office:string-value="Illegal">
            <text:p>Illegal</text:p>
          </table:table-cell>
          <table:table-cell table:style-name="ce18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3]&amp;&quot;(){&quot;" office:value-type="string" office:string-value="void checkStatusseshJoined(){">
            <text:p>void checkStatussesh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float" office:value="0">
            <text:p>#REF!</text:p>
          </table:table-cell>
        </table:table-row>
        <table:table-row table:style-name="ro1">
          <table:table-cell table:formula="of:=[$sesh.$A$4]" office:value-type="string" office:string-value="AudSeshAdptrIntf">
            <text:p>AudSeshAdptrIntf</text:p>
          </table:table-cell>
          <table:table-cell table:formula="of:=[$sesh.$B$4]" office:value-type="string" office:string-value="joinSeshFailed">
            <text:p>joinSeshFailed</text:p>
          </table:table-cell>
          <table:table-cell table:style-name="ce22" table:content-validation-name="val1" table:formula="of:=[$sesh.$C$4]" office:value-type="string" office:string-value="Should Not Happen">
            <text:p>Should Not Happen</text:p>
          </table:table-cell>
          <table:table-cell table:formula="of:=[$sesh.$D$4]" office:value-type="string" office:string-value="Illegal">
            <text:p>Illegal</text:p>
          </table:table-cell>
          <table:table-cell table:style-name="ce22" table:content-validation-name="val1" table:formula="of:=[$sesh.$E$4]" office:value-type="string" office:string-value="Normal">
            <text:p>Normal</text:p>
          </table:table-cell>
          <table:table-cell table:style-name="ce19" table:formula="of:=[$sesh.$F$4]">
            <text:p/>
          </table:table-cell>
          <table:table-cell table:style-name="ce22" table:content-validation-name="val1" table:formula="of:=[$sesh.$G$4]" office:value-type="string" office:string-value="Should Not Happen">
            <text:p>Should Not Happen</text:p>
          </table:table-cell>
          <table:table-cell table:formula="of:=[$sesh.$H$4]" office:value-type="string" office:string-value="Illegal">
            <text:p>Illegal</text:p>
          </table:table-cell>
          <table:table-cell table:style-name="ce22" table:content-validation-name="val1" table:formula="of:=[$sesh.$I$4]" office:value-type="string" office:string-value="Should Not Happen">
            <text:p>Should Not Happen</text:p>
          </table:table-cell>
          <table:table-cell table:formula="of:=[$sesh.$J$4]" office:value-type="string" office:string-value="Illegal">
            <text:p>Illegal</text:p>
          </table:table-cell>
          <table:table-cell table:style-name="ce22" table:content-validation-name="val1" table:formula="of:=[$sesh.$K$4]" office:value-type="string" office:string-value="Should Not Happen">
            <text:p>Should Not Happen</text:p>
          </table:table-cell>
          <table:table-cell table:formula="of:=[$sesh.$L$4]" office:value-type="string" office:string-value="Illegal">
            <text:p>Illegal</text:p>
          </table:table-cell>
          <table:table-cell table:content-validation-name="val1" table:formula="of:=[$sesh.$M$4]" office:value-type="string" office:string-value="Should Not Happen">
            <text:p>Should Not Happen</text:p>
          </table:table-cell>
          <table:table-cell table:formula="of:=[$sesh.$N$4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4]&amp;&quot;(){&quot;" office:value-type="string" office:string-value="void checkStatusjoinSeshFailed(){">
            <text:p>void checkStatusjoinSesh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float" office:value="0">
            <text:p>#REF!</text:p>
          </table:table-cell>
        </table:table-row>
        <table:table-row table:style-name="ro1">
          <table:table-cell table:formula="of:=[$sesh.$A$5]" office:value-type="string" office:string-value="AudSeshAdptrIntf">
            <text:p>AudSeshAdptrIntf</text:p>
          </table:table-cell>
          <table:table-cell table:formula="of:=[$sesh.$B$5]" office:value-type="string" office:string-value="seshLft">
            <text:p>seshLft</text:p>
          </table:table-cell>
          <table:table-cell table:style-name="ce22" table:content-validation-name="val1" table:formula="of:=[$sesh.$C$5]" office:value-type="string" office:string-value="Should Not Happen">
            <text:p>Should Not Happen</text:p>
          </table:table-cell>
          <table:table-cell table:formula="of:=[$sesh.$D$5]" office:value-type="string" office:string-value="Illegal">
            <text:p>Illegal</text:p>
          </table:table-cell>
          <table:table-cell table:style-name="ce22" table:content-validation-name="val1" table:formula="of:=[$sesh.$E$5]" office:value-type="string" office:string-value="Should Not Happen">
            <text:p>Should Not Happen</text:p>
          </table:table-cell>
          <table:table-cell table:formula="of:=[$sesh.$F$5]" office:value-type="string" office:string-value="Illegal">
            <text:p>Illegal</text:p>
          </table:table-cell>
          <table:table-cell table:style-name="ce22" table:content-validation-name="val1" table:formula="of:=[$sesh.$G$5]" office:value-type="string" office:string-value="Should Not Happen">
            <text:p>Should Not Happen</text:p>
          </table:table-cell>
          <table:table-cell table:formula="of:=[$sesh.$H$5]" office:value-type="string" office:string-value="Illegal">
            <text:p>Illegal</text:p>
          </table:table-cell>
          <table:table-cell table:style-name="ce22" table:content-validation-name="val1" table:formula="of:=[$sesh.$I$5]" office:value-type="string" office:string-value="Normal">
            <text:p>Normal</text:p>
          </table:table-cell>
          <table:table-cell table:formula="of:=[$sesh.$J$5]">
            <text:p/>
          </table:table-cell>
          <table:table-cell table:content-validation-name="val1" table:formula="of:=[$sesh.$K$5]" office:value-type="string" office:string-value="Should Not Happen">
            <text:p>Should Not Happen</text:p>
          </table:table-cell>
          <table:table-cell table:formula="of:=[$sesh.$L$5]" office:value-type="string" office:string-value="Illegal">
            <text:p>Illegal</text:p>
          </table:table-cell>
          <table:table-cell table:content-validation-name="val1" table:formula="of:=[$sesh.$M$5]" office:value-type="string" office:string-value="Should Not Happen">
            <text:p>Should Not Happen</text:p>
          </table:table-cell>
          <table:table-cell table:formula="of:=[$sesh.$N$5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5]&amp;&quot;(){&quot;" office:value-type="string" office:string-value="void checkStatusseshLft(){">
            <text:p>void checkStatussesh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float" office:value="0">
            <text:p>#REF!</text:p>
          </table:table-cell>
        </table:table-row>
        <table:table-row table:style-name="ro1">
          <table:table-cell table:formula="of:=[$sesh.$A$6]" office:value-type="string" office:string-value="AudSeshAdptrIntf">
            <text:p>AudSeshAdptrIntf</text:p>
          </table:table-cell>
          <table:table-cell table:formula="of:=[$sesh.$B$6]" office:value-type="string" office:string-value="lvSeshFailed">
            <text:p>lvSeshFailed</text:p>
          </table:table-cell>
          <table:table-cell table:style-name="ce22" table:content-validation-name="val1" table:formula="of:=[$sesh.$C$6]" office:value-type="string" office:string-value="Should Not Happen">
            <text:p>Should Not Happen</text:p>
          </table:table-cell>
          <table:table-cell table:formula="of:=[$sesh.$D$6]" office:value-type="string" office:string-value="Illegal">
            <text:p>Illegal</text:p>
          </table:table-cell>
          <table:table-cell table:style-name="ce19" table:content-validation-name="val1" table:formula="of:=[$sesh.$E$6]" office:value-type="string" office:string-value="Should Not Happen">
            <text:p>Should Not Happen</text:p>
          </table:table-cell>
          <table:table-cell table:formula="of:=[$sesh.$F$6]" office:value-type="string" office:string-value="Illegal">
            <text:p>Illegal</text:p>
          </table:table-cell>
          <table:table-cell table:content-validation-name="val1" table:formula="of:=[$sesh.$G$6]" office:value-type="string" office:string-value="Should Not Happen">
            <text:p>Should Not Happen</text:p>
          </table:table-cell>
          <table:table-cell table:formula="of:=[$sesh.$H$6]" office:value-type="string" office:string-value="Illegal">
            <text:p>Illegal</text:p>
          </table:table-cell>
          <table:table-cell table:content-validation-name="val1" table:formula="of:=[$sesh.$I$6]" office:value-type="string" office:string-value="Normal">
            <text:p>Normal</text:p>
          </table:table-cell>
          <table:table-cell table:formula="of:=[$sesh.$J$6]">
            <text:p/>
          </table:table-cell>
          <table:table-cell table:content-validation-name="val1" table:formula="of:=[$sesh.$K$6]" office:value-type="string" office:string-value="Should Not Happen">
            <text:p>Should Not Happen</text:p>
          </table:table-cell>
          <table:table-cell table:formula="of:=[$sesh.$L$6]" office:value-type="string" office:string-value="Illegal">
            <text:p>Illegal</text:p>
          </table:table-cell>
          <table:table-cell table:content-validation-name="val1" table:formula="of:=[$sesh.$M$6]" office:value-type="string" office:string-value="Should Not Happen">
            <text:p>Should Not Happen</text:p>
          </table:table-cell>
          <table:table-cell table:formula="of:=[$sesh.$N$6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6]&amp;&quot;(){&quot;" office:value-type="string" office:string-value="void checkStatuslvSeshFailed(){">
            <text:p>void checkStatuslvSesh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float" office:value="0">
            <text:p>#REF!</text:p>
          </table:table-cell>
        </table:table-row>
        <table:table-row table:style-name="ro1">
          <table:table-cell table:formula="of:=[$sesh.$A$7]" office:value-type="string" office:string-value="AudSeshAdptrIntf">
            <text:p>AudSeshAdptrIntf</text:p>
          </table:table-cell>
          <table:table-cell table:formula="of:=[$sesh.$B$7]" office:value-type="string" office:string-value="seshClsed">
            <text:p>seshClsed</text:p>
          </table:table-cell>
          <table:table-cell table:content-validation-name="val1" table:formula="of:=[$sesh.$C$7]" office:value-type="string" office:string-value="Should Not Happen">
            <text:p>Should Not Happen</text:p>
          </table:table-cell>
          <table:table-cell table:formula="of:=[$sesh.$D$7]" office:value-type="string" office:string-value="Illegal">
            <text:p>Illegal</text:p>
          </table:table-cell>
          <table:table-cell table:content-validation-name="val1" table:formula="of:=[$sesh.$E$7]" office:value-type="string" office:string-value="Normal">
            <text:p>Normal</text:p>
          </table:table-cell>
          <table:table-cell table:formula="of:=[$sesh.$F$7]">
            <text:p/>
          </table:table-cell>
          <table:table-cell table:content-validation-name="val1" table:formula="of:=[$sesh.$G$7]" office:value-type="string" office:string-value="Normal">
            <text:p>Normal</text:p>
          </table:table-cell>
          <table:table-cell table:formula="of:=[$sesh.$H$7]">
            <text:p/>
          </table:table-cell>
          <table:table-cell table:content-validation-name="val1" table:formula="of:=[$sesh.$I$7]" office:value-type="string" office:string-value="Normal">
            <text:p>Normal</text:p>
          </table:table-cell>
          <table:table-cell table:formula="of:=[$sesh.$J$7]">
            <text:p/>
          </table:table-cell>
          <table:table-cell table:content-validation-name="val1" table:formula="of:=[$sesh.$K$7]" office:value-type="string" office:string-value="Should Not Happen">
            <text:p>Should Not Happen</text:p>
          </table:table-cell>
          <table:table-cell table:formula="of:=[$sesh.$L$7]" office:value-type="string" office:string-value="Illegal">
            <text:p>Illegal</text:p>
          </table:table-cell>
          <table:table-cell table:content-validation-name="val1" table:formula="of:=[$sesh.$M$7]" office:value-type="string" office:string-value="Should Not Happen">
            <text:p>Should Not Happen</text:p>
          </table:table-cell>
          <table:table-cell table:formula="of:=[$sesh.$N$7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7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float" office:value="0">
            <text:p>#REF!</text:p>
          </table:table-cell>
        </table:table-row>
        <table:table-row table:style-name="ro1">
          <table:table-cell table:formula="of:=[$sesh.$A$8]" office:value-type="string" office:string-value="AudSeshAdptrIntf">
            <text:p>AudSeshAdptrIntf</text:p>
          </table:table-cell>
          <table:table-cell table:style-name="ce28" table:formula="of:=[$sesh.$B$8]" office:value-type="string" office:string-value="seshDscned">
            <text:p>seshDscned</text:p>
          </table:table-cell>
          <table:table-cell table:content-validation-name="val1" table:formula="of:=[$sesh.$C$8]" office:value-type="string" office:string-value="Should Not Happen">
            <text:p>Should Not Happen</text:p>
          </table:table-cell>
          <table:table-cell table:formula="of:=[$sesh.$D$8]" office:value-type="string" office:string-value="Illegal">
            <text:p>Illegal</text:p>
          </table:table-cell>
          <table:table-cell table:content-validation-name="val1" table:formula="of:=[$sesh.$E$8]" office:value-type="string" office:string-value="Normal">
            <text:p>Normal</text:p>
          </table:table-cell>
          <table:table-cell table:formula="of:=[$sesh.$F$8]">
            <text:p/>
          </table:table-cell>
          <table:table-cell table:content-validation-name="val1" table:formula="of:=[$sesh.$G$8]" office:value-type="string" office:string-value="Normal">
            <text:p>Normal</text:p>
          </table:table-cell>
          <table:table-cell table:formula="of:=[$sesh.$H$8]">
            <text:p/>
          </table:table-cell>
          <table:table-cell table:content-validation-name="val1" table:formula="of:=[$sesh.$I$8]" office:value-type="string" office:string-value="Normal">
            <text:p>Normal</text:p>
          </table:table-cell>
          <table:table-cell table:formula="of:=[$sesh.$J$8]">
            <text:p/>
          </table:table-cell>
          <table:table-cell table:content-validation-name="val1" table:formula="of:=[$sesh.$K$8]" office:value-type="string" office:string-value="Should Not Happen">
            <text:p>Should Not Happen</text:p>
          </table:table-cell>
          <table:table-cell table:formula="of:=[$sesh.$L$8]" office:value-type="string" office:string-value="Illegal">
            <text:p>Illegal</text:p>
          </table:table-cell>
          <table:table-cell table:content-validation-name="val1" table:formula="of:=[$sesh.$M$8]" office:value-type="string" office:string-value="Should Not Happen">
            <text:p>Should Not Happen</text:p>
          </table:table-cell>
          <table:table-cell table:formula="of:=[$sesh.$N$8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8]&amp;&quot;(){&quot;" office:value-type="string" office:string-value="void checkStatusseshDscned(){">
            <text:p>void checkStatussesh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float" office:value="0">
            <text:p>#REF!</text:p>
          </table:table-cell>
        </table:table-row>
        <table:table-row table:style-name="ro1">
          <table:table-cell table:formula="of:=[$sesh.$A$9]" office:value-type="string" office:string-value="AudSeshAdptrIntf">
            <text:p>AudSeshAdptrIntf</text:p>
          </table:table-cell>
          <table:table-cell table:formula="of:=[$sesh.$B$9]" office:value-type="string" office:string-value="chnlReged">
            <text:p>chnlReged</text:p>
          </table:table-cell>
          <table:table-cell table:style-name="ce22" table:content-validation-name="val1" table:formula="of:=[$sesh.$C$9]" office:value-type="string" office:string-value="Should Not Happen">
            <text:p>Should Not Happen</text:p>
          </table:table-cell>
          <table:table-cell table:formula="of:=[$sesh.$D$9]" office:value-type="string" office:string-value="Illegal">
            <text:p>Illegal</text:p>
          </table:table-cell>
          <table:table-cell table:style-name="ce19" table:content-validation-name="val1" table:formula="of:=[$sesh.$E$9]" office:value-type="string" office:string-value="Should Not Happen">
            <text:p>Should Not Happen</text:p>
          </table:table-cell>
          <table:table-cell table:formula="of:=[$sesh.$F$9]" office:value-type="string" office:string-value="Illegal">
            <text:p>Illegal</text:p>
          </table:table-cell>
          <table:table-cell table:content-validation-name="val1" table:formula="of:=[$sesh.$G$9]" office:value-type="string" office:string-value="Normal">
            <text:p>Normal</text:p>
          </table:table-cell>
          <table:table-cell table:formula="of:=[$sesh.$H$9]">
            <text:p/>
          </table:table-cell>
          <table:table-cell table:content-validation-name="val1" table:formula="of:=[$sesh.$I$9]" office:value-type="string" office:string-value="Could Happen">
            <text:p>Could Happen</text:p>
          </table:table-cell>
          <table:table-cell table:formula="of:=[$sesh.$J$9]" office:value-type="string" office:string-value="Ignore">
            <text:p>Ignore</text:p>
          </table:table-cell>
          <table:table-cell table:content-validation-name="val1" table:formula="of:=[$sesh.$K$9]" office:value-type="string" office:string-value="Should Not Happen">
            <text:p>Should Not Happen</text:p>
          </table:table-cell>
          <table:table-cell table:formula="of:=[$sesh.$L$9]" office:value-type="string" office:string-value="Illegal">
            <text:p>Illegal</text:p>
          </table:table-cell>
          <table:table-cell table:content-validation-name="val1" table:formula="of:=[$sesh.$M$9]" office:value-type="string" office:string-value="Should Not Happen">
            <text:p>Should Not Happen</text:p>
          </table:table-cell>
          <table:table-cell table:formula="of:=[$sesh.$N$9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9]&amp;&quot;(){&quot;" office:value-type="string" office:string-value="void checkStatuschnlReged(){">
            <text:p>void checkStatuschnlReg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float" office:value="0">
            <text:p>#REF!</text:p>
          </table:table-cell>
        </table:table-row>
        <table:table-row table:style-name="ro1">
          <table:table-cell table:formula="of:=[$sesh.$A$22]" office:value-type="string" office:string-value="AudSeshChnlIntf">
            <text:p>AudSeshChnlIntf</text:p>
          </table:table-cell>
          <table:table-cell table:formula="of:=[$sesh.$B$10]" office:value-type="string" office:string-value="chnlJoined">
            <text:p>chnlJoined</text:p>
          </table:table-cell>
          <table:table-cell table:content-validation-name="val1" table:formula="of:=[$sesh.$C$10]" office:value-type="string" office:string-value="Should Not Happen">
            <text:p>Should Not Happen</text:p>
          </table:table-cell>
          <table:table-cell table:formula="of:=[$sesh.$D$10]" office:value-type="string" office:string-value="Illegal">
            <text:p>Illegal</text:p>
          </table:table-cell>
          <table:table-cell table:content-validation-name="val1" table:formula="of:=[$sesh.$E$10]" office:value-type="string" office:string-value="Should Not Happen">
            <text:p>Should Not Happen</text:p>
          </table:table-cell>
          <table:table-cell table:formula="of:=[$sesh.$F$10]" office:value-type="string" office:string-value="Illegal">
            <text:p>Illegal</text:p>
          </table:table-cell>
          <table:table-cell table:content-validation-name="val1" table:formula="of:=[$sesh.$G$10]" office:value-type="string" office:string-value="Normal">
            <text:p>Normal</text:p>
          </table:table-cell>
          <table:table-cell table:formula="of:=[$sesh.$H$10]">
            <text:p/>
          </table:table-cell>
          <table:table-cell table:content-validation-name="val1" table:formula="of:=[$sesh.$I$10]" office:value-type="string" office:string-value="Could Happen">
            <text:p>Could Happen</text:p>
          </table:table-cell>
          <table:table-cell table:formula="of:=[$sesh.$J$10]" office:value-type="string" office:string-value="Ignore">
            <text:p>Ignore</text:p>
          </table:table-cell>
          <table:table-cell table:content-validation-name="val1" table:formula="of:=[$sesh.$K$10]" office:value-type="string" office:string-value="Should Not Happen">
            <text:p>Should Not Happen</text:p>
          </table:table-cell>
          <table:table-cell table:formula="of:=[$sesh.$L$10]" office:value-type="string" office:string-value="Illegal">
            <text:p>Illegal</text:p>
          </table:table-cell>
          <table:table-cell table:content-validation-name="val1" table:formula="of:=[$sesh.$M$10]" office:value-type="string" office:string-value="Should Not Happen">
            <text:p>Should Not Happen</text:p>
          </table:table-cell>
          <table:table-cell table:formula="of:=[$sesh.$N$10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0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float" office:value="0">
            <text:p>#REF!</text:p>
          </table:table-cell>
        </table:table-row>
        <table:table-row table:style-name="ro1">
          <table:table-cell table:formula="of:=[$sesh.$A$20]" office:value-type="string" office:string-value="AudSeshChnlIntf">
            <text:p>AudSeshChnlIntf</text:p>
          </table:table-cell>
          <table:table-cell table:formula="of:=[$sesh.$B$11]" office:value-type="string" office:string-value="chnlJoinFailed">
            <text:p>chnlJoinFailed</text:p>
          </table:table-cell>
          <table:table-cell table:content-validation-name="val1" table:formula="of:=[$sesh.$C$11]" office:value-type="string" office:string-value="Should Not Happen">
            <text:p>Should Not Happen</text:p>
          </table:table-cell>
          <table:table-cell table:formula="of:=[$sesh.$D$11]" office:value-type="string" office:string-value="Illegal">
            <text:p>Illegal</text:p>
          </table:table-cell>
          <table:table-cell table:content-validation-name="val1" table:formula="of:=[$sesh.$E$11]" office:value-type="string" office:string-value="Should Not Happen">
            <text:p>Should Not Happen</text:p>
          </table:table-cell>
          <table:table-cell table:formula="of:=[$sesh.$F$11]" office:value-type="string" office:string-value="Illegal">
            <text:p>Illegal</text:p>
          </table:table-cell>
          <table:table-cell table:content-validation-name="val1" table:formula="of:=[$sesh.$G$11]" office:value-type="string" office:string-value="Normal">
            <text:p>Normal</text:p>
          </table:table-cell>
          <table:table-cell table:formula="of:=[$sesh.$H$11]">
            <text:p/>
          </table:table-cell>
          <table:table-cell table:content-validation-name="val1" table:formula="of:=[$sesh.$I$11]" office:value-type="string" office:string-value="Could Happen">
            <text:p>Could Happen</text:p>
          </table:table-cell>
          <table:table-cell table:formula="of:=[$sesh.$J$11]" office:value-type="string" office:string-value="Ignore">
            <text:p>Ignore</text:p>
          </table:table-cell>
          <table:table-cell table:content-validation-name="val1" table:formula="of:=[$sesh.$K$11]" office:value-type="string" office:string-value="Should Not Happen">
            <text:p>Should Not Happen</text:p>
          </table:table-cell>
          <table:table-cell table:formula="of:=[$sesh.$L$11]" office:value-type="string" office:string-value="Illegal">
            <text:p>Illegal</text:p>
          </table:table-cell>
          <table:table-cell table:content-validation-name="val1" table:formula="of:=[$sesh.$M$11]" office:value-type="string" office:string-value="Should Not Happen">
            <text:p>Should Not Happen</text:p>
          </table:table-cell>
          <table:table-cell table:formula="of:=[$sesh.$N$11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1]&amp;&quot;(){&quot;" office:value-type="string" office:string-value="void checkStatuschnlJoinFailed(){">
            <text:p>void checkStatuschnl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float" office:value="0">
            <text:p>#REF!</text:p>
          </table:table-cell>
        </table:table-row>
        <table:table-row table:style-name="ro1">
          <table:table-cell table:formula="of:=[$sesh.$A$12]" office:value-type="string" office:string-value="AudSeshAdptrIntf">
            <text:p>AudSeshAdptrIntf</text:p>
          </table:table-cell>
          <table:table-cell table:formula="of:=[$sesh.$B$20]" office:value-type="string" office:string-value="joinChnl">
            <text:p>joinChnl</text:p>
          </table:table-cell>
          <table:table-cell table:content-validation-name="val1" table:formula="of:=[$sesh.$C$12]" office:value-type="string" office:string-value="Should Not Happen">
            <text:p>Should Not Happen</text:p>
          </table:table-cell>
          <table:table-cell table:formula="of:=[$sesh.$D$12]" office:value-type="string" office:string-value="Illegal">
            <text:p>Illegal</text:p>
          </table:table-cell>
          <table:table-cell table:style-name="ce19" table:content-validation-name="val1" table:formula="of:=[$sesh.$E$12]" office:value-type="string" office:string-value="Should Not Happen">
            <text:p>Should Not Happen</text:p>
          </table:table-cell>
          <table:table-cell table:formula="of:=[$sesh.$F$12]" office:value-type="string" office:string-value="Illegal">
            <text:p>Illegal</text:p>
          </table:table-cell>
          <table:table-cell table:content-validation-name="val1" table:formula="of:=[$sesh.$G$12]" office:value-type="string" office:string-value="Normal">
            <text:p>Normal</text:p>
          </table:table-cell>
          <table:table-cell table:formula="of:=[$sesh.$H$12]">
            <text:p/>
          </table:table-cell>
          <table:table-cell table:style-name="ce22" table:content-validation-name="val1" table:formula="of:=[$sesh.$I$12]" office:value-type="string" office:string-value="Could Happen">
            <text:p>Could Happen</text:p>
          </table:table-cell>
          <table:table-cell table:formula="of:=[$sesh.$J$12]" office:value-type="string" office:string-value="Ignore">
            <text:p>Ignore</text:p>
          </table:table-cell>
          <table:table-cell table:content-validation-name="val1" table:formula="of:=[$sesh.$K$12]" office:value-type="string" office:string-value="Should Not Happen">
            <text:p>Should Not Happen</text:p>
          </table:table-cell>
          <table:table-cell table:formula="of:=[$sesh.$L$12]" office:value-type="string" office:string-value="Illegal">
            <text:p>Illegal</text:p>
          </table:table-cell>
          <table:table-cell table:content-validation-name="val1" table:formula="of:=[$sesh.$M$12]" office:value-type="string" office:string-value="Should Not Happen">
            <text:p>Should Not Happen</text:p>
          </table:table-cell>
          <table:table-cell table:formula="of:=[$sesh.$N$12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2]&amp;&quot;(){&quot;" office:value-type="string" office:string-value="void checkStatusjoinChnl(){">
            <text:p>void checkStatusjoin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float" office:value="0">
            <text:p>#REF!</text:p>
          </table:table-cell>
        </table:table-row>
        <table:table-row table:style-name="ro1">
          <table:table-cell table:formula="of:=[$sesh.$A$13]" office:value-type="string" office:string-value="AudSeshAdptrIntf">
            <text:p>AudSeshAdptrIntf</text:p>
          </table:table-cell>
          <table:table-cell table:formula="of:=[$sesh.$B$12]" office:value-type="string" office:string-value="chnlRjcted">
            <text:p>chnlRjcted</text:p>
          </table:table-cell>
          <table:table-cell table:content-validation-name="val1" table:formula="of:=[$sesh.$C$13]" office:value-type="string" office:string-value="Should Not Happen">
            <text:p>Should Not Happen</text:p>
          </table:table-cell>
          <table:table-cell table:formula="of:=[$sesh.$D$13]" office:value-type="string" office:string-value="Illegal">
            <text:p>Illegal</text:p>
          </table:table-cell>
          <table:table-cell table:style-name="ce19" table:content-validation-name="val1" table:formula="of:=[$sesh.$E$13]" office:value-type="string" office:string-value="Should Not Happen">
            <text:p>Should Not Happen</text:p>
          </table:table-cell>
          <table:table-cell table:formula="of:=[$sesh.$F$13]" office:value-type="string" office:string-value="Illegal">
            <text:p>Illegal</text:p>
          </table:table-cell>
          <table:table-cell table:content-validation-name="val1" table:formula="of:=[$sesh.$G$13]" office:value-type="string" office:string-value="Normal">
            <text:p>Normal</text:p>
          </table:table-cell>
          <table:table-cell table:formula="of:=[$sesh.$H$13]">
            <text:p/>
          </table:table-cell>
          <table:table-cell table:style-name="ce22" table:content-validation-name="val1" table:formula="of:=[$sesh.$I$13]" office:value-type="string" office:string-value="Could Happen">
            <text:p>Could Happen</text:p>
          </table:table-cell>
          <table:table-cell table:formula="of:=[$sesh.$J$13]" office:value-type="string" office:string-value="Ignore">
            <text:p>Ignore</text:p>
          </table:table-cell>
          <table:table-cell table:content-validation-name="val1" table:formula="of:=[$sesh.$K$13]" office:value-type="string" office:string-value="Should Not Happen">
            <text:p>Should Not Happen</text:p>
          </table:table-cell>
          <table:table-cell table:formula="of:=[$sesh.$L$13]" office:value-type="string" office:string-value="Illegal">
            <text:p>Illegal</text:p>
          </table:table-cell>
          <table:table-cell table:content-validation-name="val1" table:formula="of:=[$sesh.$M$13]" office:value-type="string" office:string-value="Should Not Happen">
            <text:p>Should Not Happen</text:p>
          </table:table-cell>
          <table:table-cell table:formula="of:=[$sesh.$N$13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3]&amp;&quot;(){&quot;" office:value-type="string" office:string-value="void checkStatuschnlRjcted(){">
            <text:p>void checkStatuschnlRj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float" office:value="0">
            <text:p>#REF!</text:p>
          </table:table-cell>
        </table:table-row>
        <table:table-row table:style-name="ro1">
          <table:table-cell table:formula="of:=[$sesh.$A$14]" office:value-type="string" office:string-value="AudSeshAdptrIntf">
            <text:p>AudSeshAdptrIntf</text:p>
          </table:table-cell>
          <table:table-cell table:formula="of:=[$sesh.$B$13]" office:value-type="string" office:string-value="chnlRjctFailed">
            <text:p>chnlRjctFailed</text:p>
          </table:table-cell>
          <table:table-cell table:content-validation-name="val1" table:formula="of:=[$sesh.$C$14]" office:value-type="string" office:string-value="Should Not Happen">
            <text:p>Should Not Happen</text:p>
          </table:table-cell>
          <table:table-cell table:formula="of:=[$sesh.$D$14]" office:value-type="string" office:string-value="Illegal">
            <text:p>Illegal</text:p>
          </table:table-cell>
          <table:table-cell table:content-validation-name="val1" table:formula="of:=[$sesh.$E$14]" office:value-type="string" office:string-value="Should Not Happen">
            <text:p>Should Not Happen</text:p>
          </table:table-cell>
          <table:table-cell table:style-name="ce19" table:formula="of:=[$sesh.$F$14]" office:value-type="string" office:string-value="Illegal">
            <text:p>Illegal</text:p>
          </table:table-cell>
          <table:table-cell table:style-name="ce20" table:content-validation-name="val1" table:formula="of:=[$sesh.$G$14]" office:value-type="string" office:string-value="Normal">
            <text:p>Normal</text:p>
          </table:table-cell>
          <table:table-cell table:formula="of:=[$sesh.$H$14]">
            <text:p/>
          </table:table-cell>
          <table:table-cell table:style-name="ce20" table:content-validation-name="val1" table:formula="of:=[$sesh.$I$14]" office:value-type="string" office:string-value="Could Happen">
            <text:p>Could Happen</text:p>
          </table:table-cell>
          <table:table-cell table:formula="of:=[$sesh.$J$14]" office:value-type="string" office:string-value="Ignore">
            <text:p>Ignore</text:p>
          </table:table-cell>
          <table:table-cell table:content-validation-name="val1" table:formula="of:=[$sesh.$K$14]" office:value-type="string" office:string-value="Should Not Happen">
            <text:p>Should Not Happen</text:p>
          </table:table-cell>
          <table:table-cell table:formula="of:=[$sesh.$L$14]" office:value-type="string" office:string-value="Illegal">
            <text:p>Illegal</text:p>
          </table:table-cell>
          <table:table-cell table:content-validation-name="val1" table:formula="of:=[$sesh.$M$14]" office:value-type="string" office:string-value="Should Not Happen">
            <text:p>Should Not Happen</text:p>
          </table:table-cell>
          <table:table-cell table:formula="of:=[$sesh.$N$14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4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float" office:value="0">
            <text:p>#REF!</text:p>
          </table:table-cell>
        </table:table-row>
        <table:table-row table:style-name="ro1">
          <table:table-cell table:style-name="ce26" table:formula="of:=[$sesh.$A$15]" office:value-type="string" office:string-value="AudSeshAdptrIntf">
            <text:p>AudSeshAdptrIntf</text:p>
          </table:table-cell>
          <table:table-cell table:style-name="ce29" table:formula="of:=[$sesh.$B$21]" office:value-type="string" office:string-value="rjctChnl">
            <text:p>rjctChnl</text:p>
          </table:table-cell>
          <table:table-cell table:style-name="ce30" table:content-validation-name="val1" table:formula="of:=[$sesh.$C$15]" office:value-type="string" office:string-value="Should Not Happen">
            <text:p>Should Not Happen</text:p>
          </table:table-cell>
          <table:table-cell table:style-name="ce31" table:formula="of:=[$sesh.$D$15]" office:value-type="string" office:string-value="Illegal">
            <text:p>Illegal</text:p>
          </table:table-cell>
          <table:table-cell table:style-name="ce30" table:content-validation-name="val1" table:formula="of:=[$sesh.$E$15]" office:value-type="string" office:string-value="Should Not Happen">
            <text:p>Should Not Happen</text:p>
          </table:table-cell>
          <table:table-cell table:style-name="ce31" table:formula="of:=[$sesh.$F$15]" office:value-type="string" office:string-value="Illegal">
            <text:p>Illegal</text:p>
          </table:table-cell>
          <table:table-cell table:style-name="ce30" table:content-validation-name="val1" table:formula="of:=[$sesh.$G$15]" office:value-type="string" office:string-value="Normal">
            <text:p>Normal</text:p>
          </table:table-cell>
          <table:table-cell table:style-name="ce31" table:formula="of:=[$sesh.$H$15]">
            <text:p/>
          </table:table-cell>
          <table:table-cell table:style-name="ce30" table:content-validation-name="val1" table:formula="of:=[$sesh.$I$15]" office:value-type="string" office:string-value="Could Happen">
            <text:p>Could Happen</text:p>
          </table:table-cell>
          <table:table-cell table:style-name="ce31" table:formula="of:=[$sesh.$J$15]" office:value-type="string" office:string-value="Ignore">
            <text:p>Ignore</text:p>
          </table:table-cell>
          <table:table-cell table:style-name="ce30" table:content-validation-name="val1" table:formula="of:=[$sesh.$K$15]" office:value-type="string" office:string-value="Should Not Happen">
            <text:p>Should Not Happen</text:p>
          </table:table-cell>
          <table:table-cell table:style-name="ce31" table:formula="of:=[$sesh.$L$15]" office:value-type="string" office:string-value="Illegal">
            <text:p>Illegal</text:p>
          </table:table-cell>
          <table:table-cell table:style-name="ce31" table:content-validation-name="val1" table:formula="of:=[$sesh.$M$15]" office:value-type="string" office:string-value="Should Not Happen">
            <text:p>Should Not Happen</text:p>
          </table:table-cell>
          <table:table-cell table:style-name="ce31" table:formula="of:=[$sesh.$N$15]" office:value-type="string" office:string-value="Illegal">
            <text:p>Illegal</text:p>
          </table:table-cell>
          <table:table-cell table:style-name="ce30" table:content-validation-name="val1" table:formula="of:=#REF!" office:value-type="float" office:value="0">
            <text:p>#REF!</text:p>
          </table:table-cell>
          <table:table-cell table:style-name="ce31" table:formula="of:=#REF!" office:value-type="float" office:value="0">
            <text:p>#REF!</text:p>
          </table:table-cell>
          <table:table-cell/>
          <table:table-cell table:formula="of:=&quot;void checkStatus&quot;&amp;[.B15]&amp;&quot;(){&quot;" office:value-type="string" office:string-value="void checkStatusrjctChnl(){">
            <text:p>void checkStatusrjct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float" office:value="0">
            <text:p>#REF!</text:p>
          </table:table-cell>
        </table:table-row>
      </table:table>
      <table:table table:name="Sheet3" table:style-name="ta1">
        <table:table-column table:style-name="co7" table:default-cell-style-name="ce24"/>
        <table:table-column table:style-name="co7" table:number-columns-repeated="4" table:default-cell-style-name="Default"/>
        <table:table-row table:style-name="ro1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1">
          <table:table-cell table:style-name="ce25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1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1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table table:name="Sheet4" table:style-name="ta1"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>
            <text:p>joined</text:p>
          </table:table-cell>
          <table:table-cell table:formula="of:=&quot;protected void &quot;&amp;[.A1]&amp;&quot;checkStatus(){}&quot;" office:value-type="string" office:string-value="protected void joinedcheckStatus(){}">
            <text:p>protected void joinedcheckStatus(){}</text:p>
          </table:table-cell>
        </table:table-row>
        <table:table-row table:style-name="ro1">
          <table:table-cell office:value-type="string">
            <text:p>joinFailed</text:p>
          </table:table-cell>
          <table:table-cell table:formula="of:=&quot;protected void &quot;&amp;[.A2]&amp;&quot;checkStatus(){}&quot;" office:value-type="string" office:string-value="protected void joinFailedcheckStatus(){}">
            <text:p>protected void joinFailedcheckStatus(){}</text:p>
          </table:table-cell>
        </table:table-row>
        <table:table-row table:style-name="ro1">
          <table:table-cell office:value-type="string">
            <text:p>lft</text:p>
          </table:table-cell>
          <table:table-cell table:formula="of:=&quot;protected void &quot;&amp;[.A3]&amp;&quot;checkStatus(){}&quot;" office:value-type="string" office:string-value="protected void lftcheckStatus(){}">
            <text:p>protected void lftcheckStatus(){}</text:p>
          </table:table-cell>
        </table:table-row>
        <table:table-row table:style-name="ro1">
          <table:table-cell office:value-type="string">
            <text:p>lvFailed</text:p>
          </table:table-cell>
          <table:table-cell table:formula="of:=&quot;protected void &quot;&amp;[.A4]&amp;&quot;checkStatus(){}&quot;" office:value-type="string" office:string-value="protected void lvFailedcheckStatus(){}">
            <text:p>protected void lvFailedcheckStatus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protected void &quot;&amp;[.A5]&amp;&quot;checkStatus(){}&quot;" office:value-type="string" office:string-value="protected void clsedcheckStatus(){}">
            <text:p>protected void clsedcheckStatus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protected void &quot;&amp;[.A6]&amp;&quot;checkStatus(){}&quot;" office:value-type="string" office:string-value="protected void dscnedcheckStatus(){}">
            <text:p>protected void dscnedcheckStatus(){}</text:p>
          </table:table-cell>
        </table:table-row>
        <table:table-row table:style-name="ro1">
          <table:table-cell office:value-type="string">
            <text:p>chnlReged</text:p>
          </table:table-cell>
          <table:table-cell table:formula="of:=&quot;protected void &quot;&amp;[.A7]&amp;&quot;checkStatus(){}&quot;" office:value-type="string" office:string-value="protected void chnlRegedcheckStatus(){}">
            <text:p>protected void chnlRegedcheckStatus(){}</text:p>
          </table:table-cell>
        </table:table-row>
        <table:table-row table:style-name="ro1">
          <table:table-cell office:value-type="string">
            <text:p>chnlJoined</text:p>
          </table:table-cell>
          <table:table-cell table:formula="of:=&quot;protected void &quot;&amp;[.A8]&amp;&quot;checkStatus(){}&quot;" office:value-type="string" office:string-value="protected void chnlJoinedcheckStatus(){}">
            <text:p>protected void chnlJoinedcheckStatus(){}</text:p>
          </table:table-cell>
        </table:table-row>
        <table:table-row table:style-name="ro1">
          <table:table-cell office:value-type="string">
            <text:p>chnlJoinFailed</text:p>
          </table:table-cell>
          <table:table-cell table:formula="of:=&quot;protected void &quot;&amp;[.A9]&amp;&quot;checkStatus(){}&quot;" office:value-type="string" office:string-value="protected void chnlJoinFailedcheckStatus(){}">
            <text:p>protected void chnlJoinFailedcheckStatus(){}</text:p>
          </table:table-cell>
        </table:table-row>
        <table:table-row table:style-name="ro1">
          <table:table-cell office:value-type="string">
            <text:p>chnlRjcted</text:p>
          </table:table-cell>
          <table:table-cell table:formula="of:=&quot;protected void &quot;&amp;[.A10]&amp;&quot;checkStatus(){}&quot;" office:value-type="string" office:string-value="protected void chnlRjctedcheckStatus(){}">
            <text:p>protected void chnlRjctedcheckStatus(){}</text:p>
          </table:table-cell>
        </table:table-row>
        <table:table-row table:style-name="ro1">
          <table:table-cell office:value-type="string">
            <text:p>chnlRjctFailed</text:p>
          </table:table-cell>
          <table:table-cell table:formula="of:=&quot;protected void &quot;&amp;[.A11]&amp;&quot;checkStatus(){}&quot;" office:value-type="string" office:string-value="protected void chnlRjctFailedcheckStatus(){}">
            <text:p>protected void chnlRjctFailedcheckStatus(){}</text:p>
          </table:table-cell>
        </table:table-row>
        <table:table-row table:style-name="ro1">
          <table:table-cell office:value-type="string">
            <text:p>lftChnl</text:p>
          </table:table-cell>
          <table:table-cell table:formula="of:=&quot;protected void &quot;&amp;[.A12]&amp;&quot;checkStatus(){}&quot;" office:value-type="string" office:string-value="protected void lftChnlcheckStatus(){}">
            <text:p>protected void lftChnlcheckStatus(){}</text:p>
          </table:table-cell>
        </table:table-row>
        <table:table-row table:style-name="ro1">
          <table:table-cell office:value-type="string">
            <text:p>lvChnlFailed</text:p>
          </table:table-cell>
          <table:table-cell table:formula="of:=&quot;protected void &quot;&amp;[.A13]&amp;&quot;checkStatus(){}&quot;" office:value-type="string" office:string-value="protected void lvChnlFailedcheckStatus(){}">
            <text:p>protected void lvChnlFailedcheckStatus(){}</text:p>
          </table:table-cell>
        </table:table-row>
        <table:table-row table:style-name="ro1">
          <table:table-cell office:value-type="string">
            <text:p>chnlClsed</text:p>
          </table:table-cell>
          <table:table-cell table:formula="of:=&quot;protected void &quot;&amp;[.A14]&amp;&quot;checkStatus(){}&quot;" office:value-type="string" office:string-value="protected void chnlClsedcheckStatus(){}">
            <text:p>protected void chnlClsedcheckStatus(){}</text:p>
          </table:table-cell>
        </table:table-row>
        <table:table-row table:style-name="ro1">
          <table:table-cell table:style-name="ce5" office:value-type="string">
            <text:p>chnlCmdRcved</text:p>
          </table:table-cell>
          <table:table-cell table:formula="of:=&quot;protected void &quot;&amp;[.A15]&amp;&quot;checkStatus(){}&quot;" office:value-type="string" office:string-value="protected void chnlCmdRcvedcheckStatus(){}">
            <text:p>protected void chnlCmdRcvedcheckStatus(){}</text:p>
          </table:table-cell>
        </table:table-row>
        <table:table-row table:style-name="ro1">
          <table:table-cell office:value-type="string">
            <text:p>join</text:p>
          </table:table-cell>
          <table:table-cell table:formula="of:=&quot;protected void &quot;&amp;[.A16]&amp;&quot;checkStatus(){}&quot;" office:value-type="string" office:string-value="protected void joincheckStatus(){}">
            <text:p>protected void joincheckStatus(){}</text:p>
          </table:table-cell>
        </table:table-row>
        <table:table-row table:style-name="ro1">
          <table:table-cell table:style-name="ce5" office:value-type="string">
            <text:p>lv</text:p>
          </table:table-cell>
          <table:table-cell table:formula="of:=&quot;protected void &quot;&amp;[.A17]&amp;&quot;checkStatus(){}&quot;" office:value-type="string" office:string-value="protected void lvcheckStatus(){}">
            <text:p>protected void lvcheckStatus(){}</text:p>
          </table:table-cell>
        </table:table-row>
        <table:table-row table:style-name="ro1">
          <table:table-cell table:style-name="ce2" office:value-type="string">
            <text:p>joinChnl</text:p>
          </table:table-cell>
          <table:table-cell table:formula="of:=&quot;protected void &quot;&amp;[.A18]&amp;&quot;checkStatus(){}&quot;" office:value-type="string" office:string-value="protected void joinChnlcheckStatus(){}">
            <text:p>protected void joinChnlcheckStatus(){}</text:p>
          </table:table-cell>
        </table:table-row>
        <table:table-row table:style-name="ro1">
          <table:table-cell table:style-name="ce2" office:value-type="string">
            <text:p>rjctChnl</text:p>
          </table:table-cell>
          <table:table-cell table:formula="of:=&quot;protected void &quot;&amp;[.A19]&amp;&quot;checkStatus(){}&quot;" office:value-type="string" office:string-value="protected void rjctChnlcheckStatus(){}">
            <text:p>protected void rjctChnlcheckStatus(){}</text:p>
          </table:table-cell>
        </table:table-row>
        <table:table-row table:style-name="ro1">
          <table:table-cell table:style-name="ce3" office:value-type="string">
            <text:p>lvChnl</text:p>
          </table:table-cell>
          <table:table-cell table:formula="of:=&quot;protected void &quot;&amp;[.A20]&amp;&quot;checkStatus(){}&quot;" office:value-type="string" office:string-value="protected void lvChnlcheckStatus(){}">
            <text:p>protected void lvChnlcheckStatus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00/00/00</text:date>, <text:time style:data-style-name="N2" text:time-value="0000-00-00T13:54:09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24T14:16:55.10</dc:date>
    <meta:editing-duration>PT11H15M33S</meta:editing-duration>
    <meta:editing-cycles>81</meta:editing-cycles>
    <meta:generator>LibreOffice/4.0.0.3$Windows_x86 LibreOffice_project/7545bee9c2a0782548772a21bc84a9dcc583b89</meta:generator>
    <meta:document-statistic meta:table-count="4" meta:cell-count="903" meta:object-count="0"/>
  </office:meta>
</office:document-meta>
</file>